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af3e" officeooo:paragraph-rsid="0007af3e"/>
    </style:style>
    <style:style style:name="P2" style:family="paragraph" style:parent-style-name="Standard">
      <style:paragraph-properties fo:text-align="start" style:justify-single-word="false"/>
      <style:text-properties fo:font-size="18pt" officeooo:rsid="0007af3e" officeooo:paragraph-rsid="0007af3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9e0a" officeooo:paragraph-rsid="00099e0a" style:font-size-asian="18pt" style:font-size-complex="18pt"/>
    </style:style>
    <style:style style:name="T1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UNTEROS</text:span></text:p>
      <text:p text:style-name="P1"><text:span text:style-name="T1"/></text:p>
      <text:p text:style-name="P2">TODA VARIABLE TIENE:</text:p>
      <text:p text:style-name="P2"><text:tab/>* NOMBRE(IDENTIFICADOR),</text:p>
      <text:p text:style-name="P2"><text:tab/>* TIPO DE DATO, QUE PERMITE RESERVAR UN <text:tab/><text:tab/><text:tab/>ESPACIO <text:tab/>DE ALMACENAMIENTO (DIRECCION DE <text:tab/>MEMORIA) Y <text:tab/>CONTENIDO.</text:p>
      <text:p text:style-name="P2"/>
      <text:p text:style-name="P2"/>
      <text:p text:style-name="P2"><text:tab/>El proframador al realizar la declaracion de la cariable, reserva un espacio de almacenamiento en memoria, conoce el nombre, pero el sistema operativo (S.O.) es quien asigna la direccion de memoria.</text:p>
      <text:p text:style-name="P2"/>
      <text:p text:style-name="P2"><text:tab/>Un puntero puede apuntar a un objeto de cualquier tupo, incluyendo varibales simples, arregolos, estructuras, funciones, etc.</text:p>
      <text:p text:style-name="P2"/>
      <text:p text:style-name="P3">DELCARACION DE PUNTERO:</text:p>
      <text:p text:style-name="P3"><text:tab/></text:p>
      <text:p text:style-name="P3"><text:tab/>Un puntero se declara precediendo el indentidicador que referencia al puntero, por el operador de indireccion (*), el cual significa “puntero a “.</text:p>
      <text:p text:style-name="P3"><text:tab/></text:p>
      <text:p text:style-name="P3"><text:tab/>La declaracion de un puntero tiene la siguiente sintaxis:</text:p>
      <text:p text:style-name="P3"/>
      <text:p text:style-name="P3"><text:tab/><text:tab/><text:tab/><text:tab/><text:tab/>tipo *var_puntero;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6:58.310547797</meta:creation-date>
    <dc:date>2020-01-31T18:31:56.063576612</dc:date>
    <meta:editing-duration>PT4M47S</meta:editing-duration>
    <meta:editing-cycles>1</meta:editing-cycles>
    <meta:document-statistic meta:table-count="0" meta:image-count="0" meta:object-count="0" meta:page-count="1" meta:paragraph-count="12" meta:word-count="107" meta:character-count="740" meta:non-whitespace-character-count="623"/>
    <meta:generator>LibreOffice/6.3.4.2.0$Linux_X86_64 LibreOffice_project/30$Build-2</meta:generator>
  </office:meta>
</office:document-meta>
</file>